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1" svg:font-family="Consolas" style:font-adornments="Standard"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8pt" fo:language="de" fo:country="DE" officeooo:rsid="000bb69f" officeooo:paragraph-rsid="000bb69f" style:font-size-asian="8pt" style:font-size-complex="8pt"/>
    </style:style>
    <style:style style:name="P2" style:family="paragraph" style:parent-style-name="Footer">
      <style:text-properties fo:font-size="8pt" fo:language="de" fo:country="DE" officeooo:rsid="000bb69f" officeooo:paragraph-rsid="000bb69f" style:font-size-asian="8pt" style:font-size-complex="8pt"/>
    </style:style>
    <style:style style:name="P3" style:family="paragraph" style:parent-style-name="Standard">
      <style:text-properties style:font-name="Arial" fo:font-size="14pt" fo:language="de" fo:country="DE" style:font-size-asian="14pt" style:font-size-complex="14pt"/>
    </style:style>
    <style:style style:name="P4" style:family="paragraph" style:parent-style-name="Standard">
      <style:text-properties style:font-name="Arial" fo:font-size="14pt" fo:language="de" fo:country="DE" officeooo:rsid="000a448b" officeooo:paragraph-rsid="000a448b" style:font-size-asian="14pt" style:font-size-complex="14pt"/>
    </style:style>
    <style:style style:name="P5" style:family="paragraph" style:parent-style-name="Standard">
      <style:text-properties style:font-name="Arial" fo:font-size="14pt" fo:language="de" fo:country="DE" officeooo:rsid="001b054a" officeooo:paragraph-rsid="001b054a" style:font-size-asian="14pt" style:font-size-complex="14pt"/>
    </style:style>
    <style:style style:name="P6" style:family="paragraph" style:parent-style-name="Standard">
      <style:paragraph-properties fo:text-align="center" style:justify-single-word="false"/>
      <style:text-properties style:font-name="Arial" fo:font-size="32pt" fo:language="de" fo:country="DE" officeooo:rsid="001b054a" officeooo:paragraph-rsid="001b054a" style:font-size-asian="32pt" style:font-size-complex="32pt"/>
    </style:style>
    <style:style style:name="P7" style:family="paragraph" style:parent-style-name="Standard">
      <style:paragraph-properties fo:text-align="justify" style:justify-single-word="false"/>
      <style:text-properties style:font-name="Arial" fo:font-size="10pt" fo:language="de" fo:country="DE" officeooo:rsid="00497295" officeooo:paragraph-rsid="00497295" style:font-size-asian="8.75pt" style:font-size-complex="10pt"/>
    </style:style>
    <style:style style:name="P8" style:family="paragraph" style:parent-style-name="Standard">
      <style:paragraph-properties fo:text-align="justify" style:justify-single-word="false"/>
      <style:text-properties style:font-name="Arial" fo:font-size="10pt" fo:language="de" fo:country="DE" officeooo:rsid="004b5485" officeooo:paragraph-rsid="004b5485" style:font-size-asian="8.75pt" style:font-size-complex="10pt"/>
    </style:style>
    <style:style style:name="P9" style:family="paragraph" style:parent-style-name="Standard">
      <style:paragraph-properties fo:text-align="justify" style:justify-single-word="false"/>
      <style:text-properties officeooo:rsid="00211734" officeooo:paragraph-rsid="0022bfbe"/>
    </style:style>
    <style:style style:name="P10" style:family="paragraph" style:parent-style-name="Standard">
      <style:paragraph-properties fo:text-align="justify" style:justify-single-word="false"/>
      <style:text-properties officeooo:rsid="002179f2" officeooo:paragraph-rsid="002179f2"/>
    </style:style>
    <style:style style:name="P11" style:family="paragraph" style:parent-style-name="Standard">
      <style:paragraph-properties fo:text-align="justify" style:justify-single-word="false"/>
      <style:text-properties fo:color="#006600" style:font-name="Consolas" fo:font-size="10pt" fo:language="de" fo:country="DE" fo:font-style="normal" officeooo:rsid="002ea1ab" officeooo:paragraph-rsid="002ea1ab"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fo:color="#006600" style:font-name="Consolas" fo:font-size="10pt" fo:language="de" fo:country="DE" fo:font-style="normal" style:text-underline-style="none" officeooo:rsid="002ea1ab" officeooo:paragraph-rsid="002ea1ab" style:font-size-asian="10pt" style:font-style-asian="normal" style:font-size-complex="10pt" style:font-style-complex="normal"/>
    </style:style>
    <style:style style:name="P13" style:family="paragraph" style:parent-style-name="Standard">
      <style:paragraph-properties fo:text-align="justify" style:justify-single-word="false"/>
      <style:text-properties fo:color="#006600" style:font-name="Consolas" fo:font-size="10pt" fo:language="de" fo:country="DE" officeooo:rsid="0039ade6" officeooo:paragraph-rsid="0039ade6" style:font-size-asian="10pt" style:font-size-complex="10pt"/>
    </style:style>
    <style:style style:name="P14" style:family="paragraph" style:parent-style-name="Standard">
      <style:paragraph-properties fo:text-align="justify" style:justify-single-word="false"/>
      <style:text-properties fo:font-size="11pt" fo:language="de" fo:country="DE" officeooo:rsid="001f7fde" officeooo:paragraph-rsid="001f7fde" style:font-size-asian="11pt" style:font-size-complex="11pt"/>
    </style:style>
    <style:style style:name="P15" style:family="paragraph" style:parent-style-name="Standard">
      <style:paragraph-properties fo:text-align="justify" style:justify-single-word="false"/>
      <style:text-properties fo:font-size="11pt" fo:language="de" fo:country="DE" officeooo:rsid="001f7fde" officeooo:paragraph-rsid="00211734" style:font-size-asian="11pt" style:font-size-complex="11pt"/>
    </style:style>
    <style:style style:name="P16" style:family="paragraph" style:parent-style-name="Standard">
      <style:paragraph-properties fo:text-align="center" style:justify-single-word="false"/>
      <style:text-properties fo:font-size="11pt" fo:language="de" fo:country="DE" officeooo:rsid="001f7fde" officeooo:paragraph-rsid="005a3ed6" style:font-size-asian="11pt" style:font-size-complex="11pt"/>
    </style:style>
    <style:style style:name="P17" style:family="paragraph" style:parent-style-name="Standard">
      <style:paragraph-properties fo:text-align="justify" style:justify-single-word="false"/>
      <style:text-properties fo:font-size="11pt" fo:language="de" fo:country="DE" officeooo:rsid="003f3ea4" officeooo:paragraph-rsid="005a3ed6" style:font-size-asian="11pt" style:font-size-complex="11pt"/>
    </style:style>
    <style:style style:name="P18" style:family="paragraph" style:parent-style-name="Standard">
      <style:paragraph-properties fo:text-align="justify" style:justify-single-word="false"/>
      <style:text-properties fo:font-size="11pt" fo:language="de" fo:country="DE" officeooo:rsid="00404c71" officeooo:paragraph-rsid="0041669c" style:font-size-asian="11pt" style:font-size-complex="11pt"/>
    </style:style>
    <style:style style:name="P19" style:family="paragraph" style:parent-style-name="Standard">
      <style:paragraph-properties fo:text-align="start" style:justify-single-word="false"/>
      <style:text-properties fo:font-size="11pt" fo:language="de" fo:country="DE" officeooo:rsid="005a3ed6" officeooo:paragraph-rsid="005a3ed6" style:font-size-asian="11pt" style:font-size-complex="11pt"/>
    </style:style>
    <style:style style:name="P20" style:family="paragraph" style:parent-style-name="Standard">
      <style:paragraph-properties fo:text-align="justify" style:justify-single-word="false"/>
      <style:text-properties fo:font-size="11pt" fo:language="de" fo:country="DE" officeooo:paragraph-rsid="005a3ed6" style:font-size-asian="11pt" style:font-size-complex="11pt"/>
    </style:style>
    <style:style style:name="P21" style:family="paragraph" style:parent-style-name="Standard">
      <style:paragraph-properties fo:text-align="justify" style:justify-single-word="false"/>
      <style:text-properties fo:font-size="11pt" fo:language="de" fo:country="DE" officeooo:paragraph-rsid="0035470e" style:font-size-asian="11pt" style:font-size-complex="11pt"/>
    </style:style>
    <style:style style:name="P22" style:family="paragraph" style:parent-style-name="Standard">
      <style:paragraph-properties fo:text-align="justify" style:justify-single-word="false"/>
      <style:text-properties fo:font-size="11pt" fo:language="de" fo:country="DE" officeooo:rsid="00298a58" officeooo:paragraph-rsid="00298a58" style:font-size-asian="11pt" style:font-size-complex="11pt"/>
    </style:style>
    <style:style style:name="P23" style:family="paragraph" style:parent-style-name="Standard">
      <style:paragraph-properties fo:text-align="justify" style:justify-single-word="false"/>
      <style:text-properties fo:font-size="11pt" fo:language="de" fo:country="DE" officeooo:rsid="00278af0" officeooo:paragraph-rsid="00278af0" style:font-size-asian="11pt" style:font-size-complex="11pt"/>
    </style:style>
    <style:style style:name="P24" style:family="paragraph" style:parent-style-name="Standard">
      <style:paragraph-properties fo:text-align="justify" style:justify-single-word="false"/>
      <style:text-properties fo:font-size="11pt" fo:language="de" fo:country="DE" officeooo:rsid="002ea1ab" officeooo:paragraph-rsid="002ea1ab" style:font-size-asian="11pt" style:font-size-complex="11pt"/>
    </style:style>
    <style:style style:name="P25" style:family="paragraph" style:parent-style-name="Standard">
      <style:paragraph-properties fo:text-align="justify" style:justify-single-word="false"/>
      <style:text-properties fo:font-size="11pt" fo:language="de" fo:country="DE" officeooo:rsid="002315f5" officeooo:paragraph-rsid="0022bfbe" style:font-size-asian="11pt" style:font-size-complex="11pt"/>
    </style:style>
    <style:style style:name="P26" style:family="paragraph" style:parent-style-name="Standard">
      <style:paragraph-properties fo:text-align="justify" style:justify-single-word="false"/>
      <style:text-properties fo:font-size="11pt" fo:language="de" fo:country="DE" officeooo:rsid="00234f48" officeooo:paragraph-rsid="00234f48" style:font-size-asian="11pt" style:font-size-complex="11pt"/>
    </style:style>
    <style:style style:name="P27" style:family="paragraph" style:parent-style-name="Standard">
      <style:paragraph-properties fo:text-align="justify" style:justify-single-word="false"/>
      <style:text-properties fo:font-size="11pt" fo:language="de" fo:country="DE" officeooo:rsid="00385ebf" officeooo:paragraph-rsid="0039ade6" style:font-size-asian="11pt" style:font-size-complex="11pt"/>
    </style:style>
    <style:style style:name="P28" style:family="paragraph" style:parent-style-name="Standard">
      <style:paragraph-properties fo:text-align="justify" style:justify-single-word="false"/>
      <style:text-properties fo:font-size="11pt" fo:language="de" fo:country="DE" officeooo:rsid="00385ebf" officeooo:paragraph-rsid="00385ebf" style:font-size-asian="11pt" style:font-size-complex="11pt"/>
    </style:style>
    <style:style style:name="P29" style:family="paragraph" style:parent-style-name="Standard">
      <style:paragraph-properties fo:text-align="justify" style:justify-single-word="false"/>
      <style:text-properties fo:font-size="11pt" fo:language="de" fo:country="DE" officeooo:rsid="0039ade6" officeooo:paragraph-rsid="0039ade6" style:font-size-asian="11pt" style:font-size-complex="11pt"/>
    </style:style>
    <style:style style:name="P30" style:family="paragraph" style:parent-style-name="Standard">
      <style:paragraph-properties fo:text-align="justify" style:justify-single-word="false"/>
      <style:text-properties fo:font-size="11pt" fo:language="de" fo:country="DE" officeooo:rsid="003679e6" officeooo:paragraph-rsid="0043eee3" style:font-size-asian="11pt" style:font-size-complex="11pt"/>
    </style:style>
    <style:style style:name="P31" style:family="paragraph" style:parent-style-name="Standard">
      <style:paragraph-properties fo:text-align="justify" style:justify-single-word="false"/>
      <style:text-properties fo:font-size="11pt" fo:language="de" fo:country="DE" officeooo:rsid="0036e5b9" officeooo:paragraph-rsid="0036e5b9" style:font-size-asian="11pt" style:font-size-complex="11pt"/>
    </style:style>
    <style:style style:name="P32" style:family="paragraph" style:parent-style-name="Standard">
      <style:paragraph-properties fo:text-align="justify" style:justify-single-word="false"/>
      <style:text-properties fo:font-size="11pt" fo:language="de" fo:country="DE" officeooo:rsid="00497295" officeooo:paragraph-rsid="00497295" style:font-size-asian="11pt" style:font-size-complex="11pt"/>
    </style:style>
    <style:style style:name="P33" style:family="paragraph" style:parent-style-name="Standard">
      <style:paragraph-properties fo:text-align="justify" style:justify-single-word="false"/>
      <style:text-properties fo:font-size="11pt" fo:language="de" fo:country="DE" officeooo:rsid="004b5485" officeooo:paragraph-rsid="004b5485" style:font-size-asian="11pt" style:font-size-complex="11pt"/>
    </style:style>
    <style:style style:name="P34" style:family="paragraph" style:parent-style-name="Standard">
      <style:paragraph-properties fo:text-align="justify" style:justify-single-word="false"/>
      <style:text-properties fo:font-size="11pt" fo:language="de" fo:country="DE" officeooo:rsid="004f70a4" officeooo:paragraph-rsid="004f70a4" style:font-size-asian="11pt" style:font-size-complex="11pt"/>
    </style:style>
    <style:style style:name="P35" style:family="paragraph" style:parent-style-name="Standard">
      <style:paragraph-properties fo:text-align="justify" style:justify-single-word="false"/>
      <style:text-properties fo:font-size="11pt" fo:language="de" fo:country="DE" officeooo:rsid="00635ce3" officeooo:paragraph-rsid="00635ce3" style:font-size-asian="11pt" style:font-size-complex="11pt"/>
    </style:style>
    <style:style style:name="P36" style:family="paragraph" style:parent-style-name="Standard">
      <style:paragraph-properties fo:text-align="justify" style:justify-single-word="false"/>
      <style:text-properties fo:font-size="11pt" fo:language="de" fo:country="DE" officeooo:rsid="00646c3c" officeooo:paragraph-rsid="00646c3c" style:font-size-asian="11pt" style:font-size-complex="11pt"/>
    </style:style>
    <style:style style:name="P37" style:family="paragraph" style:parent-style-name="Standard">
      <style:paragraph-properties fo:text-align="justify" style:justify-single-word="false"/>
      <style:text-properties fo:font-size="11pt" fo:language="de" fo:country="DE" officeooo:rsid="006949c5" officeooo:paragraph-rsid="006949c5" style:font-size-asian="11pt" style:font-size-complex="11pt"/>
    </style:style>
    <style:style style:name="P38" style:family="paragraph" style:parent-style-name="Standard">
      <style:paragraph-properties fo:text-align="justify" style:justify-single-word="false"/>
      <style:text-properties fo:font-size="11pt" fo:language="de" fo:country="DE" officeooo:rsid="006fd670" officeooo:paragraph-rsid="007be75b" style:font-size-asian="11pt" style:font-size-complex="11pt"/>
    </style:style>
    <style:style style:name="P39" style:family="paragraph" style:parent-style-name="Standard">
      <style:paragraph-properties fo:text-align="justify" style:justify-single-word="false"/>
      <style:text-properties fo:font-size="11pt" fo:language="de" fo:country="DE" officeooo:rsid="0075548b" style:font-size-asian="11pt" style:font-size-complex="11pt"/>
    </style:style>
    <style:style style:name="P40" style:family="paragraph" style:parent-style-name="Standard">
      <style:paragraph-properties fo:text-align="justify" style:justify-single-word="false"/>
      <style:text-properties fo:font-size="11pt" fo:language="de" fo:country="DE" officeooo:rsid="0075548b" officeooo:paragraph-rsid="007be75b" style:font-size-asian="11pt" style:font-size-complex="11pt"/>
    </style:style>
    <style:style style:name="P41" style:family="paragraph" style:parent-style-name="Standard">
      <style:paragraph-properties fo:text-align="justify" style:justify-single-word="false"/>
      <style:text-properties fo:font-size="11pt" fo:language="de" fo:country="DE" officeooo:rsid="00774f39" officeooo:paragraph-rsid="007be75b" style:font-size-asian="11pt" style:font-size-complex="11pt"/>
    </style:style>
    <style:style style:name="P42" style:family="paragraph" style:parent-style-name="Standard">
      <style:paragraph-properties fo:text-align="justify" style:justify-single-word="false"/>
      <style:text-properties fo:font-size="11pt" fo:language="de" fo:country="DE" officeooo:rsid="0078605a" officeooo:paragraph-rsid="007be75b" style:font-size-asian="11pt" style:font-size-complex="11pt"/>
    </style:style>
    <style:style style:name="P43" style:family="paragraph" style:parent-style-name="Standard">
      <style:paragraph-properties fo:text-align="justify" style:justify-single-word="false"/>
      <style:text-properties fo:font-size="11pt" fo:language="de" fo:country="DE" officeooo:rsid="0078605a" officeooo:paragraph-rsid="00774f39" style:font-size-asian="11pt" style:font-size-complex="11pt"/>
    </style:style>
    <style:style style:name="P44" style:family="paragraph" style:parent-style-name="Standard">
      <style:paragraph-properties fo:text-align="justify" style:justify-single-word="false"/>
      <style:text-properties fo:font-size="11pt" fo:language="de" fo:country="DE" officeooo:rsid="006caba5" officeooo:paragraph-rsid="00856bc6" style:font-size-asian="11pt" style:font-size-complex="11pt"/>
    </style:style>
    <style:style style:name="P45" style:family="paragraph" style:parent-style-name="Standard">
      <style:paragraph-properties fo:text-align="justify" style:justify-single-word="false"/>
      <style:text-properties style:font-name="Consolas" fo:font-size="10pt" fo:language="de" fo:country="DE" officeooo:rsid="002ea1ab" officeooo:paragraph-rsid="00459259" style:font-size-asian="10pt" style:font-size-complex="10pt"/>
    </style:style>
    <style:style style:name="P46" style:family="paragraph" style:parent-style-name="Standard">
      <style:paragraph-properties fo:text-align="justify" style:justify-single-word="false"/>
      <style:text-properties style:font-name="Consolas" fo:font-size="10pt" fo:language="de" fo:country="DE" officeooo:rsid="002ea1ab" officeooo:paragraph-rsid="002ea1ab" style:font-size-asian="10pt" style:font-size-complex="10pt"/>
    </style:style>
    <style:style style:name="P47" style:family="paragraph" style:parent-style-name="Standard">
      <style:paragraph-properties fo:text-align="justify" style:justify-single-word="false"/>
      <style:text-properties style:font-name="Consolas" fo:font-size="10pt" fo:language="de" fo:country="DE" officeooo:rsid="002ea1ab" officeooo:paragraph-rsid="0043035a" style:font-size-asian="10pt" style:font-size-complex="10pt"/>
    </style:style>
    <style:style style:name="P48" style:family="paragraph" style:parent-style-name="Standard">
      <style:paragraph-properties fo:text-align="justify" style:justify-single-word="false"/>
      <style:text-properties style:font-name="Consolas" fo:font-size="10pt" fo:language="de" fo:country="DE" officeooo:rsid="0039ade6" officeooo:paragraph-rsid="0039ade6" style:font-size-asian="10pt" style:font-size-complex="10pt"/>
    </style:style>
    <style:style style:name="P49" style:family="paragraph" style:parent-style-name="Standard">
      <style:paragraph-properties fo:text-align="justify" style:justify-single-word="false"/>
      <style:text-properties fo:language="de" fo:country="DE" officeooo:paragraph-rsid="0043035a"/>
    </style:style>
    <style:style style:name="P50" style:family="paragraph" style:parent-style-name="Standard">
      <style:paragraph-properties fo:text-align="justify" style:justify-single-word="false"/>
      <style:text-properties fo:font-size="10pt" fo:language="de" fo:country="DE" officeooo:rsid="00278af0" officeooo:paragraph-rsid="00278af0" style:font-size-asian="8.75pt" style:font-size-complex="10pt"/>
    </style:style>
    <style:style style:name="P51" style:family="paragraph" style:parent-style-name="Standard">
      <style:paragraph-properties fo:text-align="justify" style:justify-single-word="false"/>
      <style:text-properties fo:font-size="10pt" fo:language="de" fo:country="DE" officeooo:rsid="001f7fde" officeooo:paragraph-rsid="001f7fde" style:font-size-asian="8.75pt" style:font-size-complex="10pt"/>
    </style:style>
    <style:style style:name="P52" style:family="paragraph" style:parent-style-name="Standard">
      <style:paragraph-properties fo:text-align="justify" style:justify-single-word="false"/>
      <style:text-properties fo:font-size="10pt" fo:language="de" fo:country="DE" officeooo:rsid="001f7fde" officeooo:paragraph-rsid="005a3ed6" style:font-size-asian="8.75pt" style:font-size-complex="10pt"/>
    </style:style>
    <style:style style:name="P53" style:family="paragraph" style:parent-style-name="Standard">
      <style:paragraph-properties fo:text-align="justify" style:justify-single-word="false"/>
      <style:text-properties fo:font-size="10pt" fo:language="de" fo:country="DE" style:font-size-asian="8.75pt" style:font-size-complex="10pt"/>
    </style:style>
    <style:style style:name="P54" style:family="paragraph" style:parent-style-name="Standard">
      <style:paragraph-properties fo:text-align="justify" style:justify-single-word="false"/>
      <style:text-properties fo:font-size="10pt" fo:language="de" fo:country="DE" officeooo:paragraph-rsid="001b15cd" style:font-size-asian="8.75pt" style:font-size-complex="10pt"/>
    </style:style>
    <style:style style:name="P55" style:family="paragraph" style:parent-style-name="Standard">
      <style:paragraph-properties fo:text-align="justify" style:justify-single-word="false"/>
      <style:text-properties fo:font-size="10pt" fo:language="de" fo:country="DE" officeooo:paragraph-rsid="005a3ed6" style:font-size-asian="8.75pt" style:font-size-complex="10pt"/>
    </style:style>
    <style:style style:name="P56" style:family="paragraph" style:parent-style-name="Standard">
      <style:paragraph-properties fo:text-align="justify" style:justify-single-word="false"/>
      <style:text-properties fo:font-size="10pt" fo:language="de" fo:country="DE" officeooo:paragraph-rsid="00856bc6" style:font-size-asian="8.75pt" style:font-size-complex="10pt"/>
    </style:style>
    <style:style style:name="P57" style:family="paragraph" style:parent-style-name="Standard">
      <style:paragraph-properties fo:text-align="justify" style:justify-single-word="false"/>
      <style:text-properties fo:font-size="10pt" fo:language="de" fo:country="DE" officeooo:rsid="00404c71" officeooo:paragraph-rsid="0041669c" style:font-size-asian="8.75pt" style:font-size-complex="10pt"/>
    </style:style>
    <style:style style:name="P58" style:family="paragraph" style:parent-style-name="Standard">
      <style:paragraph-properties fo:text-align="justify" style:justify-single-word="false"/>
      <style:text-properties fo:font-size="10pt" fo:language="de" fo:country="DE" officeooo:rsid="003f3ea4" officeooo:paragraph-rsid="0041669c" style:font-size-asian="8.75pt" style:font-size-complex="10pt"/>
    </style:style>
    <style:style style:name="P59" style:family="paragraph" style:parent-style-name="Standard">
      <style:paragraph-properties fo:text-align="justify" style:justify-single-word="false"/>
      <style:text-properties fo:font-size="10pt" fo:language="de" fo:country="DE" officeooo:rsid="003f3ea4" officeooo:paragraph-rsid="003f3ea4" style:font-size-asian="8.75pt" style:font-size-complex="10pt"/>
    </style:style>
    <style:style style:name="P60" style:family="paragraph" style:parent-style-name="Standard">
      <style:paragraph-properties fo:text-align="justify" style:justify-single-word="false"/>
      <style:text-properties fo:font-size="10pt" fo:language="de" fo:country="DE" officeooo:rsid="002ea1ab" officeooo:paragraph-rsid="002ea1ab" style:font-size-asian="8.75pt" style:font-size-complex="10pt"/>
    </style:style>
    <style:style style:name="P61" style:family="paragraph" style:parent-style-name="Standard">
      <style:paragraph-properties fo:text-align="justify" style:justify-single-word="false"/>
      <style:text-properties fo:font-size="10pt" fo:language="de" fo:country="DE" officeooo:rsid="001b15cd" officeooo:paragraph-rsid="001f7fde" style:font-size-asian="8.75pt" style:font-size-complex="10pt"/>
    </style:style>
    <style:style style:name="P62" style:family="paragraph" style:parent-style-name="Standard">
      <style:paragraph-properties fo:text-align="justify" style:justify-single-word="false"/>
      <style:text-properties fo:font-size="10pt" fo:language="de" fo:country="DE" officeooo:rsid="001b15cd" officeooo:paragraph-rsid="001b15cd" style:font-size-asian="8.75pt" style:font-size-complex="10pt"/>
    </style:style>
    <style:style style:name="P63" style:family="paragraph" style:parent-style-name="Standard">
      <style:paragraph-properties fo:text-align="justify" style:justify-single-word="false"/>
      <style:text-properties fo:font-size="10pt" fo:language="de" fo:country="DE" officeooo:rsid="002179f2" officeooo:paragraph-rsid="002179f2" style:font-size-asian="8.75pt" style:font-size-complex="10pt"/>
    </style:style>
    <style:style style:name="P64" style:family="paragraph" style:parent-style-name="Standard">
      <style:paragraph-properties fo:text-align="justify" style:justify-single-word="false"/>
      <style:text-properties fo:font-size="10pt" fo:language="de" fo:country="DE" officeooo:rsid="00211734" officeooo:paragraph-rsid="00211734" style:font-size-asian="8.75pt" style:font-size-complex="10pt"/>
    </style:style>
    <style:style style:name="P65" style:family="paragraph" style:parent-style-name="Standard">
      <style:paragraph-properties fo:text-align="justify" style:justify-single-word="false"/>
      <style:text-properties fo:font-size="10pt" fo:language="de" fo:country="DE" officeooo:rsid="00261f67" officeooo:paragraph-rsid="00261f67" style:font-size-asian="8.75pt" style:font-size-complex="10pt"/>
    </style:style>
    <style:style style:name="P66" style:family="paragraph" style:parent-style-name="Standard">
      <style:paragraph-properties fo:text-align="justify" style:justify-single-word="false"/>
      <style:text-properties fo:font-size="10pt" fo:language="de" fo:country="DE" officeooo:rsid="00385ebf" officeooo:paragraph-rsid="0039ade6" style:font-size-asian="8.75pt" style:font-size-complex="10pt"/>
    </style:style>
    <style:style style:name="P67" style:family="paragraph" style:parent-style-name="Standard">
      <style:paragraph-properties fo:text-align="justify" style:justify-single-word="false"/>
      <style:text-properties fo:font-size="10pt" fo:language="de" fo:country="DE" officeooo:rsid="00385ebf" officeooo:paragraph-rsid="00385ebf" style:font-size-asian="8.75pt" style:font-size-complex="10pt"/>
    </style:style>
    <style:style style:name="P68" style:family="paragraph" style:parent-style-name="Standard">
      <style:paragraph-properties fo:text-align="justify" style:justify-single-word="false"/>
      <style:text-properties fo:font-size="10pt" fo:language="de" fo:country="DE" officeooo:rsid="003679e6" officeooo:paragraph-rsid="003679e6" style:font-size-asian="8.75pt" style:font-size-complex="10pt"/>
    </style:style>
    <style:style style:name="P69" style:family="paragraph" style:parent-style-name="Standard">
      <style:paragraph-properties fo:text-align="justify" style:justify-single-word="false"/>
      <style:text-properties fo:font-size="10pt" fo:language="de" fo:country="DE" officeooo:rsid="0036e5b9" officeooo:paragraph-rsid="0036e5b9" style:font-size-asian="8.75pt" style:font-size-complex="10pt"/>
    </style:style>
    <style:style style:name="P70" style:family="paragraph" style:parent-style-name="Standard">
      <style:paragraph-properties fo:text-align="justify" style:justify-single-word="false"/>
      <style:text-properties fo:font-size="10pt" fo:language="de" fo:country="DE" officeooo:rsid="004f70a4" officeooo:paragraph-rsid="001b15cd" style:font-size-asian="8.75pt" style:font-size-complex="10pt"/>
    </style:style>
    <style:style style:name="P71" style:family="paragraph" style:parent-style-name="Standard">
      <style:paragraph-properties fo:text-align="justify" style:justify-single-word="false"/>
      <style:text-properties fo:font-size="10pt" fo:language="de" fo:country="DE" officeooo:rsid="004f70a4" officeooo:paragraph-rsid="004f70a4" style:font-size-asian="8.75pt" style:font-size-complex="10pt"/>
    </style:style>
    <style:style style:name="P72" style:family="paragraph" style:parent-style-name="Standard">
      <style:paragraph-properties fo:text-align="justify" style:justify-single-word="false"/>
      <style:text-properties fo:font-size="10pt" fo:language="de" fo:country="DE" officeooo:rsid="00635ce3" officeooo:paragraph-rsid="00635ce3" style:font-size-asian="8.75pt" style:font-size-complex="10pt"/>
    </style:style>
    <style:style style:name="P73" style:family="paragraph" style:parent-style-name="Standard">
      <style:paragraph-properties fo:text-align="justify" style:justify-single-word="false"/>
      <style:text-properties fo:font-size="10pt" fo:language="de" fo:country="DE" officeooo:rsid="00646c3c" officeooo:paragraph-rsid="00646c3c" style:font-size-asian="8.75pt" style:font-size-complex="10pt"/>
    </style:style>
    <style:style style:name="P74" style:family="paragraph" style:parent-style-name="Standard">
      <style:paragraph-properties fo:text-align="justify" style:justify-single-word="false"/>
      <style:text-properties fo:font-size="10pt" fo:language="de" fo:country="DE" officeooo:rsid="006949c5" officeooo:paragraph-rsid="006949c5" style:font-size-asian="8.75pt" style:font-size-complex="10pt"/>
    </style:style>
    <style:style style:name="P75" style:family="paragraph" style:parent-style-name="Standard">
      <style:paragraph-properties fo:text-align="justify" style:justify-single-word="false"/>
      <style:text-properties fo:font-size="10pt" fo:language="de" fo:country="DE" officeooo:rsid="006fd670" officeooo:paragraph-rsid="007be75b" style:font-size-asian="8.75pt" style:font-size-complex="10pt"/>
    </style:style>
    <style:style style:name="P76" style:family="paragraph" style:parent-style-name="Standard">
      <style:paragraph-properties fo:text-align="justify" style:justify-single-word="false"/>
      <style:text-properties fo:font-size="10pt" fo:language="de" fo:country="DE" officeooo:rsid="00712e5d" officeooo:paragraph-rsid="007be75b" style:font-size-asian="8.75pt" style:font-size-complex="10pt"/>
    </style:style>
    <style:style style:name="P77" style:family="paragraph" style:parent-style-name="Standard">
      <style:paragraph-properties fo:text-align="justify" style:justify-single-word="false"/>
      <style:text-properties fo:font-size="10pt" fo:language="de" fo:country="DE" officeooo:rsid="0075548b" officeooo:paragraph-rsid="007be75b" style:font-size-asian="8.75pt" style:font-size-complex="10pt"/>
    </style:style>
    <style:style style:name="P78" style:family="paragraph" style:parent-style-name="Standard">
      <style:paragraph-properties fo:text-align="justify" style:justify-single-word="false"/>
      <style:text-properties fo:font-size="10pt" fo:language="de" fo:country="DE" officeooo:rsid="00774f39" officeooo:paragraph-rsid="007be75b" style:font-size-asian="8.75pt" style:font-size-complex="10pt"/>
    </style:style>
    <style:style style:name="P79" style:family="paragraph" style:parent-style-name="Standard" style:master-page-name="First_20_Page">
      <style:paragraph-properties style:page-number="auto"/>
      <style:text-properties style:font-name="Arial" fo:font-size="14pt" fo:language="de" fo:country="DE" officeooo:rsid="000a448b" officeooo:paragraph-rsid="000a448b" style:font-size-asian="14pt" style:font-size-complex="14pt"/>
    </style:style>
    <style:style style:name="P80" style:family="paragraph" style:parent-style-name="Standard">
      <style:paragraph-properties fo:text-align="justify" style:justify-single-word="false"/>
      <style:text-properties fo:font-size="11pt" fo:language="de" fo:country="DE" officeooo:rsid="00635ce3" officeooo:paragraph-rsid="00be0290" style:font-size-asian="11pt" style:font-size-complex="11pt"/>
    </style:style>
    <style:style style:name="P81" style:family="paragraph" style:parent-style-name="Standard">
      <style:paragraph-properties fo:text-align="justify" style:justify-single-word="false"/>
      <style:text-properties fo:font-size="11pt" fo:language="de" fo:country="DE" officeooo:rsid="004c8f0e" officeooo:paragraph-rsid="00b9b864" style:font-size-asian="11pt" style:font-size-complex="11pt"/>
    </style:style>
    <style:style style:name="P82" style:family="paragraph" style:parent-style-name="Standard">
      <style:paragraph-properties fo:text-align="justify" style:justify-single-word="false"/>
      <style:text-properties officeooo:paragraph-rsid="00bc8428"/>
    </style:style>
    <style:style style:name="P83" style:family="paragraph" style:parent-style-name="Heading_20_1">
      <style:text-properties fo:language="de" fo:country="DE"/>
    </style:style>
    <style:style style:name="P84" style:family="paragraph" style:parent-style-name="Heading_20_1">
      <style:paragraph-properties fo:text-align="justify" style:justify-single-word="false"/>
      <style:text-properties fo:language="de" fo:country="DE" officeooo:rsid="001729c3" officeooo:paragraph-rsid="001729c3"/>
    </style:style>
    <style:style style:name="P85" style:family="paragraph" style:parent-style-name="Heading_20_1">
      <style:paragraph-properties fo:text-align="justify" style:justify-single-word="false"/>
      <style:text-properties fo:language="de" fo:country="DE"/>
    </style:style>
    <style:style style:name="P86" style:family="paragraph" style:parent-style-name="Heading_20_2">
      <style:text-properties fo:language="de" fo:country="DE"/>
    </style:style>
    <style:style style:name="P87" style:family="paragraph" style:parent-style-name="Heading_20_2">
      <style:paragraph-properties fo:text-align="justify" style:justify-single-word="false"/>
      <style:text-properties fo:language="de" fo:country="DE"/>
    </style:style>
    <style:style style:name="P88" style:family="paragraph" style:parent-style-name="Heading_20_2">
      <style:paragraph-properties fo:text-align="justify" style:justify-single-word="false"/>
      <style:text-properties fo:font-size="14pt" fo:language="de" fo:country="DE" style:font-size-asian="14pt" style:font-size-complex="14pt"/>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color="#000000" style:text-underline-style="none"/>
    </style:style>
    <style:style style:name="T2" style:family="text">
      <style:text-properties fo:color="#000000" style:font-name="Consolas1" fo:font-size="10pt" style:font-size-asian="10pt"/>
    </style:style>
    <style:style style:name="T3" style:family="text">
      <style:text-properties fo:color="#000000" style:font-name="Consolas1" fo:font-size="10pt" style:font-size-asian="10pt"/>
    </style:style>
    <style:style style:name="T4" style:family="text">
      <style:text-properties officeooo:rsid="001b054a"/>
    </style:style>
    <style:style style:name="T5" style:family="text">
      <style:text-properties style:use-window-font-color="true"/>
    </style:style>
    <style:style style:name="T6" style:family="text">
      <style:text-properties style:use-window-font-color="true" style:text-underline-style="none"/>
    </style:style>
    <style:style style:name="T7" style:family="text">
      <style:text-properties style:use-window-font-color="true" officeooo:rsid="002bf9e0"/>
    </style:style>
    <style:style style:name="T8" style:family="text">
      <style:text-properties style:use-window-font-color="true" officeooo:rsid="00a65948"/>
    </style:style>
    <style:style style:name="T9" style:family="text">
      <style:text-properties officeooo:rsid="001f7fde"/>
    </style:style>
    <style:style style:name="T10" style:family="text">
      <style:text-properties officeooo:rsid="00211734"/>
    </style:style>
    <style:style style:name="T11" style:family="text">
      <style:text-properties officeooo:rsid="00248f1c"/>
    </style:style>
    <style:style style:name="T12" style:family="text">
      <style:text-properties officeooo:rsid="002a1ddf"/>
    </style:style>
    <style:style style:name="T13" style:family="text">
      <style:text-properties officeooo:rsid="002bf9e0"/>
    </style:style>
    <style:style style:name="T14" style:family="text">
      <style:text-properties fo:color="#0000cc"/>
    </style:style>
    <style:style style:name="T15" style:family="text">
      <style:text-properties fo:color="#0000cc" style:text-underline-style="solid" style:text-underline-width="auto" style:text-underline-color="font-color"/>
    </style:style>
    <style:style style:name="T16" style:family="text">
      <style:text-properties fo:font-weight="bold" style:font-weight-asian="bold" style:font-weight-complex="bold"/>
    </style:style>
    <style:style style:name="T17" style:family="text">
      <style:text-properties fo:font-weight="bold" officeooo:rsid="00248f1c" style:font-weight-asian="bold" style:font-weight-complex="bold"/>
    </style:style>
    <style:style style:name="T18" style:family="text">
      <style:text-properties fo:font-weight="bold" officeooo:rsid="00261f67" style:font-weight-asian="bold" style:font-weight-complex="bold"/>
    </style:style>
    <style:style style:name="T19" style:family="text">
      <style:text-properties fo:color="#7e0021" fo:font-weight="bold" style:font-weight-asian="bold" style:font-weight-complex="bold"/>
    </style:style>
    <style:style style:name="T20" style:family="text">
      <style:text-properties fo:color="#ff3333"/>
    </style:style>
    <style:style style:name="T21" style:family="text">
      <style:text-properties fo:color="#333333"/>
    </style:style>
    <style:style style:name="T22" style:family="text">
      <style:text-properties officeooo:rsid="0035470e"/>
    </style:style>
    <style:style style:name="T23" style:family="text">
      <style:text-properties officeooo:rsid="0036e5b9"/>
    </style:style>
    <style:style style:name="T24" style:family="text">
      <style:text-properties officeooo:rsid="00385ebf"/>
    </style:style>
    <style:style style:name="T25" style:family="text">
      <style:text-properties fo:color="#9900ff"/>
    </style:style>
    <style:style style:name="T26" style:family="text">
      <style:text-properties officeooo:rsid="0041669c"/>
    </style:style>
    <style:style style:name="T27" style:family="text">
      <style:text-properties fo:color="#7f0055" style:font-name="Consolas1" fo:font-size="10pt" fo:font-weight="bold" style:font-size-asian="10pt" style:font-weight-asian="bold"/>
    </style:style>
    <style:style style:name="T28" style:family="text">
      <style:text-properties fo:color="#7f0055" style:font-name="Consolas1" fo:font-weight="bold" style:font-weight-asian="bold" style:font-weight-complex="bold"/>
    </style:style>
    <style:style style:name="T29" style:family="text">
      <style:text-properties fo:color="#7f0055" style:font-name="Consolas1" fo:font-weight="bold" officeooo:rsid="0043035a" style:font-weight-asian="bold" style:font-weight-complex="bold"/>
    </style:style>
    <style:style style:name="T30" style:family="text">
      <style:text-properties fo:color="#7f0055" style:font-name="Consolas1" fo:font-weight="bold" officeooo:rsid="00459259" style:font-weight-asian="bold" style:font-weight-complex="bold"/>
    </style:style>
    <style:style style:name="T31" style:family="text">
      <style:text-properties fo:color="#7f0055" style:font-name="Consolas1" fo:font-size="10pt" fo:font-weight="bold" style:font-size-asian="10pt" style:font-weight-asian="bold"/>
    </style:style>
    <style:style style:name="T32" style:family="text">
      <style:text-properties fo:color="#0000c0" style:font-name="Consolas1" fo:font-size="10pt" style:font-size-asian="10pt"/>
    </style:style>
    <style:style style:name="T33" style:family="text">
      <style:text-properties officeooo:rsid="0043eee3"/>
    </style:style>
    <style:style style:name="T34" style:family="text">
      <style:text-properties officeooo:rsid="004b5485"/>
    </style:style>
    <style:style style:name="T35" style:family="text">
      <style:text-properties style:font-name="Arial"/>
    </style:style>
    <style:style style:name="T36" style:family="text">
      <style:text-properties style:font-name="Arial" officeooo:rsid="004c8f0e"/>
    </style:style>
    <style:style style:name="T37" style:family="text">
      <style:text-properties style:font-name="Arial" officeooo:rsid="004e41db"/>
    </style:style>
    <style:style style:name="T38" style:family="text">
      <style:text-properties style:font-name="Arial" officeooo:rsid="004eee8c"/>
    </style:style>
    <style:style style:name="T39" style:family="text">
      <style:text-properties style:font-name="Arial" officeooo:rsid="0054d728"/>
    </style:style>
    <style:style style:name="T40" style:family="text">
      <style:text-properties style:font-name="Arial" officeooo:rsid="0097fda0"/>
    </style:style>
    <style:style style:name="T41" style:family="text">
      <style:text-properties style:font-name="Arial" officeooo:rsid="0098c6ce"/>
    </style:style>
    <style:style style:name="T42" style:family="text">
      <style:text-properties style:font-name="Arial" officeooo:rsid="00a3aecf"/>
    </style:style>
    <style:style style:name="T43" style:family="text">
      <style:text-properties style:font-name="Arial" officeooo:rsid="00a6ffef"/>
    </style:style>
    <style:style style:name="T44" style:family="text">
      <style:text-properties style:font-name="Arial" officeooo:rsid="00b84b27"/>
    </style:style>
    <style:style style:name="T45" style:family="text">
      <style:text-properties style:font-name="Arial" officeooo:rsid="00b9b864"/>
    </style:style>
    <style:style style:name="T46" style:family="text">
      <style:text-properties officeooo:rsid="00501a03"/>
    </style:style>
    <style:style style:name="T47" style:family="text">
      <style:text-properties officeooo:rsid="0053d933"/>
    </style:style>
    <style:style style:name="T48" style:family="text">
      <style:text-properties officeooo:rsid="005bbe3e"/>
    </style:style>
    <style:style style:name="T49" style:family="text">
      <style:text-properties fo:font-size="11pt" officeooo:rsid="0043035a" style:font-size-asian="11pt" style:font-size-complex="11pt"/>
    </style:style>
    <style:style style:name="T50" style:family="text">
      <style:text-properties fo:font-size="11pt" officeooo:rsid="00b84b27" style:font-size-asian="11pt" style:font-size-complex="11pt"/>
    </style:style>
    <style:style style:name="T51" style:family="text">
      <style:text-properties fo:font-size="11pt" fo:language="de" fo:country="DE" style:font-size-asian="11pt" style:font-size-complex="11pt"/>
    </style:style>
    <style:style style:name="T52" style:family="text">
      <style:text-properties fo:font-size="11pt" fo:language="de" fo:country="DE" officeooo:rsid="002315f5" style:font-size-asian="11pt" style:font-size-complex="11pt"/>
    </style:style>
    <style:style style:name="T53" style:family="text">
      <style:text-properties fo:font-size="11pt" fo:language="de" fo:country="DE" officeooo:rsid="0022bfbe" style:font-size-asian="11pt" style:font-size-complex="11pt"/>
    </style:style>
    <style:style style:name="T54" style:family="text">
      <style:text-properties fo:font-size="11pt" fo:language="de" fo:country="DE" officeooo:rsid="00b611fa" style:font-size-asian="11pt" style:font-size-complex="11pt"/>
    </style:style>
    <style:style style:name="T55" style:family="text">
      <style:text-properties fo:font-size="11pt" fo:language="de" fo:country="DE" officeooo:rsid="00712e5d" style:font-size-asian="11pt" style:font-size-complex="11pt"/>
    </style:style>
    <style:style style:name="T56" style:family="text">
      <style:text-properties fo:font-size="11pt" fo:language="de" fo:country="DE" officeooo:rsid="00baccb6" style:font-size-asian="11pt" style:font-size-complex="11pt"/>
    </style:style>
    <style:style style:name="T57" style:family="text">
      <style:text-properties fo:font-size="11pt" fo:language="de" fo:country="DE" officeooo:rsid="009c895c" style:font-size-asian="11pt" style:font-size-complex="11pt"/>
    </style:style>
    <style:style style:name="T58" style:family="text">
      <style:text-properties officeooo:rsid="006176a7"/>
    </style:style>
    <style:style style:name="T59" style:family="text">
      <style:text-properties officeooo:rsid="006648d2"/>
    </style:style>
    <style:style style:name="T60" style:family="text">
      <style:text-properties officeooo:rsid="006736cb"/>
    </style:style>
    <style:style style:name="T61" style:family="text">
      <style:text-properties officeooo:rsid="006a395b"/>
    </style:style>
    <style:style style:name="T62" style:family="text">
      <style:text-properties officeooo:rsid="00774f39"/>
    </style:style>
    <style:style style:name="T63" style:family="text">
      <style:text-properties officeooo:rsid="0078605a"/>
    </style:style>
    <style:style style:name="T64" style:family="text">
      <style:text-properties officeooo:rsid="0079295a"/>
    </style:style>
    <style:style style:name="T65" style:family="text">
      <style:text-properties officeooo:rsid="00814830"/>
    </style:style>
    <style:style style:name="T66" style:family="text">
      <style:text-properties officeooo:rsid="0082a586"/>
    </style:style>
    <style:style style:name="T67" style:family="text">
      <style:text-properties fo:font-size="14pt" style:font-size-asian="14pt" style:font-size-complex="14pt"/>
    </style:style>
    <style:style style:name="T68" style:family="text">
      <style:text-properties fo:font-size="14pt" officeooo:rsid="0053d933" style:font-size-asian="14pt" style:font-size-complex="14pt"/>
    </style:style>
    <style:style style:name="T69" style:family="text">
      <style:text-properties fo:font-size="14pt" officeooo:rsid="00248f1c" style:font-size-asian="14pt" style:font-size-complex="14pt"/>
    </style:style>
    <style:style style:name="T70" style:family="text">
      <style:text-properties officeooo:rsid="00261f67"/>
    </style:style>
    <style:style style:name="T71" style:family="text">
      <style:text-properties officeooo:rsid="008e8af0"/>
    </style:style>
    <style:style style:name="T72" style:family="text">
      <style:text-properties officeooo:rsid="0094eac3"/>
    </style:style>
    <style:style style:name="T73" style:family="text">
      <style:text-properties officeooo:rsid="00960b99"/>
    </style:style>
    <style:style style:name="T74" style:family="text">
      <style:text-properties officeooo:rsid="009705e5"/>
    </style:style>
    <style:style style:name="T75" style:family="text">
      <style:text-properties officeooo:rsid="009978b2"/>
    </style:style>
    <style:style style:name="T76" style:family="text">
      <style:text-properties officeooo:rsid="009aec5a"/>
    </style:style>
    <style:style style:name="T77" style:family="text">
      <style:text-properties officeooo:rsid="009be183"/>
    </style:style>
    <style:style style:name="T78" style:family="text">
      <style:text-properties officeooo:rsid="009d18d3"/>
    </style:style>
    <style:style style:name="T79" style:family="text">
      <style:text-properties officeooo:rsid="00a6cf1d"/>
    </style:style>
    <style:style style:name="T80" style:family="text">
      <style:text-properties officeooo:rsid="00a7a467"/>
    </style:style>
    <style:style style:name="T81" style:family="text">
      <style:text-properties officeooo:rsid="00b1d24a"/>
    </style:style>
    <style:style style:name="T82" style:family="text">
      <style:text-properties officeooo:rsid="00b37864"/>
    </style:style>
    <style:style style:name="T83" style:family="text">
      <style:text-properties officeooo:rsid="00b53ee6"/>
    </style:style>
    <style:style style:name="T84" style:family="text">
      <style:text-properties officeooo:rsid="00b611fa"/>
    </style:style>
    <style:style style:name="T85" style:family="text">
      <style:text-properties fo:color="#006600"/>
    </style:style>
    <style:style style:name="T86" style:family="text">
      <style:text-properties fo:color="#006600" officeooo:rsid="00b611fa"/>
    </style:style>
    <style:style style:name="T87" style:family="text">
      <style:text-properties officeooo:rsid="00b81e6f"/>
    </style:style>
    <style:style style:name="T88" style:family="text">
      <style:text-properties fo:color="#5e5eff" style:font-name="Consolas1" fo:font-size="10pt" style:font-size-asian="10pt"/>
    </style:style>
    <style:style style:name="T89" style:family="text">
      <style:text-properties fo:color="#c48cff" style:font-name="Consolas1" fo:font-size="10pt" style:font-size-asian="10pt"/>
    </style:style>
    <style:style style:name="T90" style:family="text">
      <style:text-properties officeooo:rsid="00bc8428"/>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a xlink:type="simple" xlink:href="http://www.haw-hamburg.de/"><text:span text:style-name="T6">Hochschule für Angewandte Wissenschaften Hamburg</text:span></text:a></text:p>
      <text:p text:style-name="P4"><text:a xlink:type="simple" xlink:href="http://www.haw-hamburg.de/nc/dmi.html"><text:span text:style-name="T6">Fakultät Design, Medien und Information</text:span></text:a></text:p>
      <text:p text:style-name="P4"><text:a xlink:type="simple" xlink:href="http://www.haw-hamburg.de/nc/medientechnik.html"><text:span text:style-name="T6">Department Medientechnik</text:span></text:a></text:p>
      <text:p text:style-name="P4"><text:a xlink:type="simple" xlink:href="http://www.haw-hamburg.de/medientechnik/studiengaenge/media-systems.html"><text:span text:style-name="T6">Studiengang Media Systems</text:span></text:a></text:p>
      <text:p text:style-name="P5">Mobile Systeme</text:p>
      <text:p text:style-name="P4"><text:span text:style-name="T4">So</text:span>Se 2014</text:p>
      <text:p text:style-name="P4">Dozent: Prof. Dr. <text:span text:style-name="T4">Andreas Plaß</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Dokumentation zu</text:p>
      <text:p text:style-name="P6">„Sind wir schon d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65">Urheber</text:span>:<text:tab/><text:tab/><text:tab/><text:a xlink:type="simple" xlink:href="https://blackpinguin.de/"><text:span text:style-name="T1">Robin Christopher Ladiges</text:span></text:a></text:p>
      <text:p text:style-name="P4">Matrikelnummer:<text:tab/><text:tab/>1978865</text:p>
      <text:p text:style-name="P4">Abgabedatum:<text:tab/><text:tab/>20<text:span text:style-name="T4">14</text:span>-<text:span text:style-name="T4">06-29</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p text:style-name="P89"><text:a xlink:type="simple" xlink:href="#__RefHeading__1813_910492913" text:style-name="Index_20_Link" text:visited-style-name="Index_20_Link">1. Einleitung<text:tab/>2</text:a></text:p>
          <text:p text:style-name="P89"><text:a xlink:type="simple" xlink:href="#__RefHeading__706_137335624" text:style-name="Index_20_Link" text:visited-style-name="Index_20_Link">2. Screenshots<text:tab/>3</text:a></text:p>
          <text:p text:style-name="P89"><text:a xlink:type="simple" xlink:href="#__RefHeading__221_137335624" text:style-name="Index_20_Link" text:visited-style-name="Index_20_Link">3. Entwicklungsumgebung<text:tab/>3</text:a></text:p>
          <text:p text:style-name="P90"><text:a xlink:type="simple" xlink:href="#__RefHeading__515_137335624" text:style-name="Index_20_Link" text:visited-style-name="Index_20_Link">3.1 Scala<text:tab/>4</text:a></text:p>
          <text:p text:style-name="P90"><text:a xlink:type="simple" xlink:href="#__RefHeading__225_137335624" text:style-name="Index_20_Link" text:visited-style-name="Index_20_Link">3.2 Eclipse-Addons<text:tab/>5</text:a></text:p>
          <text:p text:style-name="P89"><text:a xlink:type="simple" xlink:href="#__RefHeading__227_137335624" text:style-name="Index_20_Link" text:visited-style-name="Index_20_Link">4. Pakete<text:tab/>5</text:a></text:p>
          <text:p text:style-name="P90"><text:a xlink:type="simple" xlink:href="#__RefHeading__229_137335624" text:style-name="Index_20_Link" text:visited-style-name="Index_20_Link">4.1 si<text:tab/>6</text:a></text:p>
          <text:p text:style-name="P90"><text:a xlink:type="simple" xlink:href="#__RefHeading__231_137335624" text:style-name="Index_20_Link" text:visited-style-name="Index_20_Link">4.2 activities<text:tab/>7</text:a></text:p>
          <text:p text:style-name="P90"><text:a xlink:type="simple" xlink:href="#__RefHeading__233_137335624" text:style-name="Index_20_Link" text:visited-style-name="Index_20_Link">4.3 views<text:tab/>8</text:a></text:p>
          <text:p text:style-name="P90"><text:a xlink:type="simple" xlink:href="#__RefHeading__953_564455871" text:style-name="Index_20_Link" text:visited-style-name="Index_20_Link">4.4 util<text:tab/>9</text:a></text:p>
        </text:index-body>
      </text:table-of-content>
      <text:p text:style-name="P53"/>
      <text:h text:style-name="P84" text:outline-level="1"><text:bookmark-start text:name="__RefHeading__1813_910492913"/>1.<text:tab/><text:tab/>Einleitung<text:bookmark-end text:name="__RefHeading__1813_910492913"/></text:h>
      <text:p text:style-name="P14">„Sind wir schon da?“ ist eine Android App, <text:span text:style-name="T66">für die Android API 4.0 oder höher</text:span>, die es erlaubt zwi­schen den physikalischen Größen Geschwindigkeit, Entfernung und Zeit hin und her zu rechnen. Dabei werden für jede Größe meh­rere Einheiten angeboten, aus denen der Benutzer wählen kann. Neben der Funktion, die Werte zu den jeweiligen Einheiten selbst einzugeben, besteht auch die Möglichkeit einige vorgegebene Grö­ßen auszuwählen oder mit dem mobilen Gerät zu messen.</text:p>
      <text:p text:style-name="P51"/>
      <text:p text:style-name="P16"><draw:frame draw:style-name="fr1" draw:name="Bild5" text:anchor-type="as-char" svg:width="13.6cm" style:rel-width="80%" svg:height="8.029cm" style:rel-height="scale" draw:z-index="6"><draw:image xlink:href="../Grafiken/GUI.png" xlink:type="simple" xlink:show="embed" xlink:actuate="onLoad"/></draw:frame></text:p>
      <text:p text:style-name="P52"/>
      <text:p text:style-name="P17">Die App startet in der MainActivity, von <text:span text:style-name="T81">wo</text:span> aus hat der Benutzer die Möglichkeit, in eine der drei Activities CalcSpeedActivity, CalcTimeActivity oder CalcDistanceActivity zu wechseln (Activity <text:span text:style-name="T81">ist </text:span>im Diagramm als A abgekürzt).</text:p>
      <text:p text:style-name="P58"/>
      <text:p text:style-name="P18">In den Calc-Activities kann der Benutzer selbst Werte eintragen <text:span text:style-name="T81">und</text:span> Einheiten auswählen <text:span text:style-name="T81">um</text:span> da­durch die gewünschte <text:span text:style-name="T81">Ber</text:span>echnung <text:span text:style-name="T81">durchzu</text:span>führen. Über den Button mit der Bezeichnung „...“ ge­langt er in <text:span text:style-name="T81">eine</text:span> Selec<text:span text:style-name="T71">t</text:span>-<text:span text:style-name="T26">Ac</text:span>tivit<text:span text:style-name="T81">y</text:span>, in de<text:span text:style-name="T81">r</text:span> er vorgegebene Wert-Einheit-Kombinationen aus einer Liste auswählen kann, welche dann in die Calc-Activity übernommen werden.</text:p>
      <text:p text:style-name="P57"/>
      <text:p text:style-name="P18">Drückt der Benutzer in den Select-A<text:span text:style-name="T71">c</text:span>tivities auf den Button „Messe...“ (oder <text:span text:style-name="T81">Englisch: </text:span>„Measu­re...“), gelangt er in <text:span text:style-name="T81">eine Measure-</text:span>Activities, in de<text:span text:style-name="T81">r</text:span> er selbst mit seinem mobilen Gerät diese <text:soft-page-break/>physikalische Grö­ße <text:span text:style-name="T71">m</text:span>essen kann. Der gemessene Wert wird über <text:span text:style-name="T81">den</text:span> Button „OK“ in die entsprechende Calc-Activi­ty übernommen.</text:p>
      <text:p text:style-name="P57"/>
      <text:h text:style-name="P83" text:outline-level="1"><text:bookmark-start text:name="__RefHeading__706_137335624"/>2.<text:tab/><text:tab/>Screenshots<text:bookmark-end text:name="__RefHeading__706_137335624"/></text:h>
      <text:p text:style-name="P19"><text:tab/>CalcTimeActivity<text:tab/><text:tab/>SelectDistanceActivity<text:tab/> <text:s text:c="2"/>MeasureDistanceActivity</text:p>
      <text:p text:style-name="P20"><draw:frame draw:style-name="fr2" draw:name="Bild6" text:anchor-type="as-char" svg:width="5.611cm" style:rel-width="33%" svg:height="8.969cm" style:rel-height="scale" draw:z-index="7"><draw:image xlink:href="../../Screenshots/02_Calc.png" xlink:type="simple" xlink:show="embed" xlink:actuate="onLoad"/></draw:frame><draw:frame draw:style-name="fr2" draw:name="Bild8" text:anchor-type="as-char" svg:width="5.611cm" style:rel-width="33%" svg:height="8.969cm" style:rel-height="scale" draw:z-index="8"><draw:image xlink:href="../../Screenshots/04_Select_Distance.png" xlink:type="simple" xlink:show="embed" xlink:actuate="onLoad"/></draw:frame><draw:frame draw:style-name="fr2" draw:name="Bild9" text:anchor-type="as-char" svg:width="5.611cm" style:rel-width="33%" svg:height="8.969cm" style:rel-height="scale" draw:z-index="9"><draw:image xlink:href="../../Screenshots/07_Measure_Distance.png" xlink:type="simple" xlink:show="embed" xlink:actuate="onLoad"/></draw:frame></text:p>
      <text:p text:style-name="P55"/>
      <text:p text:style-name="P20"><text:tab/><text:span text:style-name="T48">CalcTimeActivity<text:tab/><text:tab/>SelectSpeedActivity<text:tab/><text:tab/> <text:s text:c="2"/>MeasureSpeedActivity</text:span></text:p>
      <text:p text:style-name="P20"><draw:frame draw:style-name="fr2" draw:name="Bild7" text:anchor-type="as-char" svg:width="5.611cm" style:rel-width="33%" svg:height="8.931cm" style:rel-height="scale" draw:z-index="10"><draw:image xlink:href="../../Screenshots/03_Calc_DE.png" xlink:type="simple" xlink:show="embed" xlink:actuate="onLoad"/></draw:frame><draw:frame draw:style-name="fr2" draw:name="Bild11" text:anchor-type="as-char" svg:width="5.611cm" style:rel-width="33%" svg:height="8.969cm" style:rel-height="scale" draw:z-index="2"><draw:image xlink:href="../../Screenshots/05_Select_Speed.png" xlink:type="simple" xlink:show="embed" xlink:actuate="onLoad"/></draw:frame><draw:frame draw:style-name="fr2" draw:name="Bild10" text:anchor-type="as-char" svg:width="5.611cm" style:rel-width="33%" svg:height="8.969cm" style:rel-height="scale" draw:z-index="3"><draw:image xlink:href="../../Screenshots/09_Measure_Speed.png" xlink:type="simple" xlink:show="embed" xlink:actuate="onLoad"/></draw:frame></text:p>
      <text:p text:style-name="P53"/>
      <text:h text:style-name="P85" text:outline-level="1"><text:bookmark-start text:name="__RefHeading__221_137335624"/><text:span text:style-name="T47">3</text:span>.<text:tab/><text:tab/>Entwicklungsumgebung<text:bookmark-end text:name="__RefHeading__221_137335624"/></text:h>
      <text:p text:style-name="P14">Dieses Projekt unterscheidet sich von üblichen Android-Projekten dadurch, dass es nicht in der Programmiersprache Java sondern in Scala entwickelt wurde. Dadurch sind einige zusätzliche An­<text:soft-page-break/>passungen <text:span text:style-name="T10">der</text:span> Eclipse-<text:span text:style-name="T10">Version von ADT</text:span> notwendig, um den Quelltext kom<text:span text:style-name="T10">p</text:span>ilieren zu können.</text:p>
      <text:p text:style-name="P54"/>
      <text:h text:style-name="P87" text:outline-level="2"><text:bookmark-start text:name="__RefHeading__515_137335624"/><text:span text:style-name="T47">3</text:span>.1<text:tab/><text:tab/>Scala<text:bookmark-end text:name="__RefHeading__515_137335624"/></text:h>
      <text:p text:style-name="P14">Warum Scala und nicht Java? Scala-Quelltext ist in vielen Situationen kürzer und dadurch einfa­cher nachzuvollziehen als Java-Quelltext. <text:span text:style-name="T82">Dies liegt daran, dass</text:span> in Java viele Informationen dop­pelt und dreifach an­gegeben werden müssen. Zum Beispiel muss in Java beim Anlegen von <text:span text:style-name="T82">V</text:span>aria­blen für Ob­jekt<text:span text:style-name="T82">referenzen</text:span> immer der Klassenname mit angegeben werden, obwohl dieser oft noch in der selben Zeile wiederholt wird, um das Objekt mit new zu erzeugen. Der Scala-Kompiler er­laubt es <text:span text:style-name="T82">in</text:span> vielen S<text:span text:style-name="T82">ituationen</text:span> Typbezeichnungen wegzulassen, an denen dieser den Typ aus dem Kontext selbst erschließen kann. Auch wenn Scala-Quelltext dadurch oft wie der einer dynamisch typisierten Programmier­sprache aussieht, steckt dahinter ein statisches Typsystem.</text:p>
      <text:p text:style-name="P51"/>
      <text:p text:style-name="P22"><text:span text:style-name="T12">Ebenso wie neuerdings seit März mit Java 8, gibt es in Scala schon seit Jahren </text:span>Lambda-Expressi­ons, <text:span text:style-name="T12">die es ermöglichen anonyme Funktionen in einer kurzen Schreibweise zu deklarieren, ohne sie manuell in einem Objekt zu kapseln (z.B. in Java üblicherweise als ein Runnable, für anony­me Funktionen, die nur Seiteneffekte erzeugen). In Scala werden alle Methoden (auch jene in der Java-API) automatisch als first-class Objekte behandelt und können deshalb als Parameter ver­wendet werden (was ebenfalls erst seit Java 8 mittels Methoden-Referenzen in Java machbar ist).</text:span></text:p>
      <text:p text:style-name="P51"/>
      <text:p text:style-name="P21"><text:span text:style-name="T13">Methodennamen sind in Scala freier wählbar, so können die Zeichen +, -, * und / als Methodenna­men verwendet werden (aber auch beliebige andere Unicode-Zeichen wie z.B. </text:span>≤, ≠, ÷, ∀, ∃, ¬, ∧, ∨, ⊕, ⊗, ∩, ∪, ∈, <text:span text:style-name="T22">etc. sofern diese nicht bereits von Scala selbst reserviert sind), was hier insbe­sondere bei den physikalischen Größen Anwendung findet. Zusammen mit der Möglichkeit, teilwei­se den Punkt und die Klammern bei Methodenaufrufen wegzulassen (Infix-Notation), führt dies zu sehr schön lesbaren Quelltext.</text:span></text:p>
      <text:p text:style-name="P50"/>
      <text:p text:style-name="P23"><text:span text:style-name="T7">Ein große</text:span><text:span text:style-name="T8">r</text:span><text:span text:style-name="T7"> V</text:span><text:span text:style-name="T13">orteil bietet sich auch durch das Schlüsselwort i</text:span>mplicit, <text:span text:style-name="T79">welches ein umfangreiches und komplexes Thema ist (erkennbar durch von der IDE unterstrichenen Quelltext). Kurz zusam­mengefasst, lassen sich damit z.B. eigene Wrapperklassen, wegzulassen­de Para­meterübergaben oder Typumwandlungen definieren, die der Kompiler auto­matisch dort an­wendet wo sie benötigt werden.</text:span></text:p>
      <text:p text:style-name="P50"/>
      <text:p text:style-name="P24">Beispiel 1 aus der CalcDistanceActivity, um zwei SIValues <text:span text:style-name="T83">in den SIValueInput-Objekten</text:span> <text:span text:style-name="T83">a und b miteinander </text:span>zu <text:span text:style-name="T72">m</text:span>ultiplizieren und in <text:span text:style-name="T72">die</text:span> gewünsch­te Einheit <text:span text:style-name="T83">des SIValueOutputs c</text:span> <text:span text:style-name="T72">umzuwandeln</text:span>:</text:p>
      <text:p text:style-name="P60"/>
      <text:p text:style-name="P11">// Java:</text:p>
      <text:p text:style-name="P45"><text:span text:style-name="T29">public void</text:span> changed() {</text:p>
      <text:p text:style-name="P46"><text:s text:c="2"/><text:span text:style-name="T14">c</text:span>.setValue(</text:p>
      <text:p text:style-name="P46"><text:s text:c="4"/><text:span text:style-name="T14">a</text:span>.getValue()</text:p>
      <text:p text:style-name="P46"><text:s text:c="6"/>.multiply( <text:span text:style-name="T14">b</text:span>.getValue() )</text:p>
      <text:p text:style-name="P46"><text:s text:c="6"/>.toUnit( <text:span text:style-name="T14">c</text:span>.getValue().getUnit() )</text:p>
      <text:p text:style-name="P46"><text:s text:c="2"/>);</text:p>
      <text:p text:style-name="P46">}</text:p>
      <text:p text:style-name="P11">// Scala: <text:span text:style-name="T83">(eigene Operatoren, implizite Typumwandlungen und Infix-Notation)</text:span></text:p>
      <text:p text:style-name="P46"><text:span text:style-name="T28">def</text:span> changed = <text:span text:style-name="T14">c</text:span> := (<text:span text:style-name="T14">a</text:span> * <text:span text:style-name="T15">b</text:span>) toUnit <text:span text:style-name="T15">c</text:span></text:p>
      <text:p text:style-name="P60"/>
      <text:p text:style-name="P24">Beispiel 2 aus der MeasureTimeActivity, um beim Drücken des ToggleButtons den Timer ein- bzw. auszuschalten:</text:p>
      <text:p text:style-name="P60"/>
      <text:p text:style-name="P11">// Java:</text:p>
      <text:p text:style-name="P46">butStartStop.setOnCheckedChangeListener(</text:p>
      <text:p text:style-name="P46"><text:s text:c="2"/><text:span text:style-name="T19">new</text:span> OnCheckedChangeListener(){</text:p>
      <text:p text:style-name="P46"><text:s text:c="4"/><text:span text:style-name="T21">@Override</text:span></text:p>
      <text:p text:style-name="P47"><text:s text:c="4"/><text:span text:style-name="T29">public void</text:span> onCheckedChanged(CompoundButton b, <text:span text:style-name="T29">boolean</text:span> state){</text:p>
      <text:p text:style-name="P47"><text:soft-page-break/><text:s text:c="6"/><text:span text:style-name="T29">i</text:span><text:span text:style-name="T28">f</text:span>(<text:span text:style-name="T5">state</text:span>) <text:span text:style-name="T14">timer</text:span>.start();</text:p>
      <text:p text:style-name="P47"><text:s text:c="6"/><text:span text:style-name="T29">else</text:span> <text:span text:style-name="T14">timer</text:span>.stop();</text:p>
      <text:p text:style-name="P46"><text:s text:c="4"/>}</text:p>
      <text:p text:style-name="P46"><text:s text:c="2"/>}</text:p>
      <text:p text:style-name="P46">);</text:p>
      <text:p text:style-name="P12">// Scala: <text:span text:style-name="T83">(implizite Wrapperklasse, Lambda-Expression, weglassen des Typs von state)</text:span></text:p>
      <text:p text:style-name="P46"><text:span text:style-name="T15">butStartStop</text:span> onChange { state =&gt;</text:p>
      <text:p text:style-name="P47"><text:s text:c="2"/><text:span text:style-name="T29">i</text:span><text:span text:style-name="T28">f</text:span>(state) <text:span text:style-name="T20">timer</text:span>.start</text:p>
      <text:p text:style-name="P47"><text:s text:c="2"/><text:span text:style-name="T29">else</text:span> <text:span text:style-name="T20">timer</text:span>.stop</text:p>
      <text:p text:style-name="P46">}</text:p>
      <text:p text:style-name="P61"/>
      <text:h text:style-name="P87" text:outline-level="2"><text:bookmark-start text:name="__RefHeading__225_137335624"/><text:span text:style-name="T47">3</text:span>.2<text:tab/><text:tab/>Eclipse-<text:span text:style-name="T9">Addons</text:span><text:bookmark-end text:name="__RefHeading__225_137335624"/></text:h>
      <text:p text:style-name="P10"><text:span text:style-name="T51">Um </text:span><text:span text:style-name="T54">mit</text:span><text:span text:style-name="T51"> Eclipse </text:span><text:span text:style-name="T54">in</text:span><text:span text:style-name="T51"> Scala zu programmieren, gibt es das Eclipse-Addon ScalaIDE for Eclipse, wel­ches unter </text:span><text:a xlink:type="simple" xlink:href="http://scala-ide.org/download/current.html"><text:span text:style-name="T51">http://scala-ide.org/download/current.html</text:span></text:a><text:span text:style-name="T51"> angeboten wird. </text:span></text:p>
      <text:p text:style-name="P63"/>
      <text:p text:style-name="P15">Der <text:span text:style-name="T84">darin enthaltene </text:span>Scala-Kompiler erzeugt Java-Bytecode, der wie jedes andere Java-Pro­gramm auch auf der JVM läuft. <text:span text:style-name="T10">Es werden jedoch für viele Funktionalitäten von Scala Klassen be­nötigt, die nicht in der Standard Java-API vorhanden sind, weshalb oft die Scala Library (als JAR-Datei) zu dem JVM-Class­path hinzugefügt werden muss.</text:span></text:p>
      <text:p text:style-name="P62"/>
      <text:p text:style-name="P9"><text:span text:style-name="T51">Dies ist für Android-Projekte, die in APK-Dateien ausgeliefert werden, nicht ganz so einfach, wes­halb es dafür das Eclipse-Addon AndroidScalaProguard gibt, welches dafür sorgt, dass </text:span><text:span text:style-name="T52">eine mini­mal große JAR-Datei (also nur die Klassen enthaltend, die auch benötigt werden) </text:span><text:span text:style-name="T51">in das APK-Archiv eingebunden wird. </text:span><text:span text:style-name="T53">Eine Anleitung zur Einrichtung gibt es unter </text:span><text:a xlink:type="simple" xlink:href="http://scala-ide.org/docs/tutorials/androiddevelopment/"><text:span text:style-name="T53">http://scala-ide.org/docs/tu­torials/androiddevelopment/</text:span></text:a><text:span text:style-name="T53">. </text:span></text:p>
      <text:p text:style-name="P64"/>
      <text:p text:style-name="P25">Für dieses Projekt wurde eine ScalaIDE für Scala 2.10 verwendet, weil es bei mir mit der seit 21. April verfügbaren Version 2.11 zu Kompatibilitätsproblemen mit <text:s/>AndroidProguardScala kam.</text:p>
      <text:p text:style-name="P64"/>
      <text:h text:style-name="P85" text:outline-level="1"><text:bookmark-start text:name="__RefHeading__227_137335624"/><text:span text:style-name="T47">4</text:span>.<text:tab/><text:tab/>Pakete<text:bookmark-end text:name="__RefHeading__227_137335624"/></text:h>
      <text:p text:style-name="P26">Dieses Projekt ist in vier Pakete untergliedert:</text:p>
      <text:p text:style-name="P26">Das Paket <text:span text:style-name="T17">si</text:span><text:span text:style-name="T11"> </text:span>kümmert sich um die <text:span text:style-name="T73">A</text:span>bstraktion von physikalischen Größen. In dem Paket <text:span text:style-name="T17">a</text:span><text:span text:style-name="T16">ctivities</text:span> liegen die 10 Activities dieses Projektes zusammen mit deren abstrakten Oberklassen, die das <text:span text:style-name="T84">ge­meinsame</text:span> Verhalten der Activities generalisieren. <text:span text:style-name="T11">Eigene Views, die in den Layouts der Activities re­ferenziert werden, befinden sich im Paket </text:span><text:span text:style-name="T17">views</text:span><text:span text:style-name="T11">. Für die Zeit-, Geschwindigkeits- und Entfer­nungsmessung liegen im Paket </text:span><text:span text:style-name="T18">util</text:span><text:span text:style-name="T70"> wiederverwendbare Klassen, um die Messung abstrakt von der Anwendung mittels Callback-Funktionen zu kapseln.</text:span></text:p>
      <text:p text:style-name="P65"/>
      <text:p text:style-name="P27">Beim <text:span text:style-name="T73">Betrachten</text:span> der Klassendiagramme der Pakete ist es wichtig, auf die Einrückung zu achten, um die <text:span text:style-name="T73">Methodens</text:span>ichtbarkeit (+, -, #) von <text:span text:style-name="T73">Methoden</text:span>namen (+, -, +=) unterscheiden zu können.</text:p>
      <text:p text:style-name="P66"/>
      <text:p text:style-name="P29">Die Methoden ohne Name, die direkt mit den Klammern beginnen, sind eine Kurzschreibweise von Scala. <text:span text:style-name="T73">H</text:span>ierbei handelt es sich <text:span text:style-name="T84">eigentlich </text:span>um Methoden mit dem Namen apply, die häufig für Kon­struktormethoden in Begleitobjekten oder als Getter verwendet werden.</text:p>
      <text:p text:style-name="P66"/>
      <text:p text:style-name="P13">// Scala:</text:p>
      <text:p text:style-name="P48"><text:span text:style-name="T28">va</text:span><text:span text:style-name="T30">r</text:span> arr = Array(<text:span text:style-name="T25">1</text:span>, <text:span text:style-name="T25">2</text:span>, <text:span text:style-name="T25">3</text:span>) <text:span text:style-name="T85">//</text:span><text:span text:style-name="T86">Array ist das Begleitobjekt Array$ zu der Klasse Array[T]</text:span></text:p>
      <text:p text:style-name="P48"><text:span text:style-name="T28">va</text:span><text:span text:style-name="T30">r</text:span> elem = arr(<text:span text:style-name="T25">0</text:span>) <text:s text:c="7"/><text:span text:style-name="T85">//</text:span><text:span text:style-name="T86">arr ist eine Instanz der Klasse Array[Int].</text:span></text:p>
      <text:p text:style-name="P13">// Java:</text:p>
      <text:p text:style-name="P48">Array&lt;Integer&gt; arr = Array$.apply&lt;Integer&gt;(1, 2, 3);</text:p>
      <text:p text:style-name="P13"><text:s text:c="2"/>// Entspricht: int[] arr = new int[]{1, 2, 3};</text:p>
      <text:p text:style-name="P48">Integer elem = arr.apply(0);</text:p>
      <text:p text:style-name="P13"><text:s text:c="2"/>// Entspricht: int elem = arr[0];</text:p>
      <text:h text:style-name="P87" text:outline-level="2"><text:bookmark-start text:name="__RefHeading__229_137335624"/><text:soft-page-break/><text:span text:style-name="T47">4</text:span>.1<text:tab/><text:tab/><text:span text:style-name="T11">si</text:span><text:bookmark-end text:name="__RefHeading__229_137335624"/></text:h>
      <text:p text:style-name="P62"><draw:frame draw:style-name="fr3" draw:name="Bild1" text:anchor-type="paragraph" svg:width="15.81cm" style:rel-width="93%" svg:height="11.09cm" style:rel-height="scale" draw:z-index="4"><draw:image xlink:href="../Grafiken/si.png" xlink:type="simple" xlink:show="embed" xlink:actuate="onLoad"/></draw:frame></text:p>
      <text:p text:style-name="P30">Der Kern dieses Paketes ist die Klasse SIValue. Ein SIValue-Objekt stellt eine physikalische Größe dar, die sich aus einem Zahlenwert (value) und einer Maßeinheit (unit) zusammensetzt. Da SIUnit-Objekte nicht serial<text:span text:style-name="T73">i</text:span>sierbar sind, <text:span text:style-name="T23">bietet die SIValue-Klasse die Methode serialize an, die ein seriali­sierbares Objekt erstellt (aus </text:span>Zahlenwert<text:span text:style-name="T23">, Einheitenabkürzung und Einheitentypenname), welches be­nötigt wird um SIValue-Objekte zwischen Activities auszutauschen.</text:span></text:p>
      <text:p text:style-name="P68"/>
      <text:p text:style-name="P31">Physikalische Einheiten (SIUnit), wie Meter oder Sekunden, gehören immer eine<text:span text:style-name="T33">m</text:span> bestimmten Typ, wie Länge (SIDistance) oder Zeit (SITime), an, die in der Multiplikation oder Division andere Einheiten ergeben. Verschiedene Einheiten des selben Types wie z.B. Lichtjahre und Meilen ha­ben eine Abkürzung (abbreviation) und lassen sich mittels bekannten Umrechnungsmultiplikator (baseUnitMultiplier) in eine Basiseinheit umrechnen (toBaseUnit) und darüber in beliebige andere Einheiten umwandeln (fromBaseUnit).</text:p>
      <text:p text:style-name="P69"/>
      <text:p text:style-name="P31">Um das richtige Einheitenobjekt über eine bekannte Abkürzung zu finden, gibt es die Begleitobjek­te (Schlüsselwort: object) SISpeed$, SIDistance$ und SITime$, <text:span text:style-name="T24">die eine gemeinsame „Oberklasse“ SIUnitType haben, um deren gemeinsames Verhalten zu generalisieren. Diese haben jeweils ge­trennt voneinander eine eigene Map, zur Abbildung von Abkürzungen auf Einheiten, was wichtig ist, weil z.B. die Abkürzung „m“ sowohl für Meter, als auch Minuten stehen kann.</text:span></text:p>
      <text:p text:style-name="P69"/>
      <text:p text:style-name="P28">Ebenso können die gewünschten Begleitobjekte mittels deren Namen (z.B. „Geschwindigkeit“) über das Begleitobjekt SIUnitType$ gefunden werden (<text:span text:style-name="T87">notwendig </text:span>für die <text:span text:style-name="T74">Des</text:span>erialisierung).</text:p>
      <text:p text:style-name="P67"/>
      <text:p text:style-name="P28">Die Strings für die Einheitentypennamen und die Einheitenabkürzungen werden aus Android<text:span text:style-name="T74">s</text:span> String- bzw. String-Array-Ressourcen entnommen und beinhalten dadurch sprachliche Unterschie­de. So wird z.B. die astronomische Einheit in Deutschland mit AE abgekürzt und nicht mit dem in­ternationalen AU für Astronomical Unit.</text:p>
      <text:h text:style-name="P87" text:outline-level="2"><text:bookmark-start text:name="__RefHeading__231_137335624"/><text:soft-page-break/><text:span text:style-name="T47">4</text:span>.2<text:tab/><text:tab/><text:span text:style-name="T11">a</text:span>ctivities<text:bookmark-end text:name="__RefHeading__231_137335624"/></text:h>
      <text:p text:style-name="P59"><draw:frame draw:style-name="fr3" draw:name="Bild2" text:anchor-type="paragraph" svg:width="16.15cm" style:rel-width="95%" svg:height="10.509cm" style:rel-height="scale" draw:z-index="1"><draw:image xlink:href="../Grafiken/activities.png" xlink:type="simple" xlink:show="embed" xlink:actuate="onLoad"/></draw:frame></text:p>
      <text:p text:style-name="P49"><text:span text:style-name="T49">Alle Activities in diesem </text:span><text:span text:style-name="T50">Paket</text:span><text:span text:style-name="T49"> leiten sich von der abstrakten Oberklasse ASimpleActivity ab, wel­che den Unterklassen u.a. die Arbeit abnimmt, das Layout in der onCreate Methode zu setzen, wozu diese wiederum lediglich einzeilig die Methode getLayoutID implementieren müssen (z.B.: </text:span><text:span text:style-name="T27">def</text:span><text:span text:style-name="T2"> getLayoutID = R.layout.</text:span><text:span text:style-name="T32">activity_calc_distance</text:span><text:span text:style-name="T49">).</text:span></text:p>
      <text:p text:style-name="P53"/>
      <text:p text:style-name="P32">Die MainActivity und die Select-Activities haben gemeinsam, das auf ihnen nur Buttons aufgelistet werden, weshalb das Verhalten, die Buttons zu erstellen und ihnen Aktionen (Listener) zuzuwei­sen, in der abstrakten Klasse AButtonsActivity generalisiert wird. Der <text:span text:style-name="T34">zweite </text:span>Parameter <text:span text:style-name="T34">(nach dem Pfeil)</text:span> der += Methode, welche Buttons hinzufügt, kann entweder eine Activity-Klasse sein, wodurch bei einem Klick dann <text:span text:style-name="T34">die Activity geöffnet wird</text:span>, oder eine beliebige <text:span text:style-name="T34">Funktion mit Seiteneffekt</text:span> <text:span text:style-name="T34">sein,</text:span> <text:span text:style-name="T34">die bei einem Klick ausgeführt wird.</text:span></text:p>
      <text:p text:style-name="P7"/>
      <text:p text:style-name="P33"><text:span text:style-name="T35">Für die Calc-Activities generalisiert die abstrakte A</text:span><text:span text:style-name="T42">C</text:span><text:span text:style-name="T35">alcActivity-Klasse gemeinsames Verhalten. Die Layouts für die Calc-Activities definieren für jede Activity zwei Eingabe</text:span><text:span text:style-name="T40">views</text:span><text:span text:style-name="T35"> und ein </text:span><text:span text:style-name="T43">Ausgabe­</text:span><text:span text:style-name="T35">view (siehe </text:span><text:span text:style-name="T36">Abschnitt </text:span><text:span text:style-name="T39">4</text:span><text:span text:style-name="T36">.3</text:span><text:span text:style-name="T35">), die über die Variablen a, b und c referenziert werden können. Die kon­kreten Unter­klassen von ACalcActivity </text:span><text:span text:style-name="T44">realisieren</text:span><text:span text:style-name="T35"> die changed-Methode, die </text:span><text:span text:style-name="T44">dann </text:span><text:span text:style-name="T35">aufgerufen wird, wenn sich bei einem der Eingabeviews der Wert ändert, welche die Rechenvorschrift vorgibt mit welcher der Wert des Ausgabeviews berechnet wird (siehe Beispiel 1 von Abschnitt </text:span><text:span text:style-name="T39">3</text:span><text:span text:style-name="T35">.1).</text:span></text:p>
      <text:p text:style-name="P8"/>
      <text:p text:style-name="P81"><text:span text:style-name="T35">Die onActivityResult-Methoden in ACalcActivity und A</text:span><text:span text:style-name="T45">S</text:span><text:span text:style-name="T35">electActivity </text:span><text:span text:style-name="T45">können</text:span><text:span text:style-name="T35"> als Rückgabewert ei­ner geöffneten Unteractivity ein </text:span><text:span text:style-name="T38">Intent </text:span><text:span text:style-name="T35">bekommen</text:span><text:span text:style-name="T38">, das ein</text:span><text:span text:style-name="T35"> </text:span><text:span text:style-name="T37">serialisiertes </text:span><text:span text:style-name="T35">SIValue-Objekt </text:span><text:span text:style-name="T38">enthält</text:span><text:span text:style-name="T35">, </text:span><text:span text:style-name="T38">welches ent­weder</text:span><text:span text:style-name="T35"> </text:span><text:span text:style-name="T38">vom</text:span><text:span text:style-name="T35"> Benutzer ausgewählt oder gemessen </text:span><text:span text:style-name="T38">wurde</text:span><text:span text:style-name="T35">. </text:span><text:span text:style-name="T37">Die </text:span><text:span text:style-name="T41">Unterklassen von </text:span><text:span text:style-name="T37">A</text:span><text:span text:style-name="T41">S</text:span><text:span text:style-name="T37">elec­tActivity </text:span><text:span text:style-name="T41">r</text:span><text:span text:style-name="T37">ei­chen d</text:span><text:span text:style-name="T38">as Intent</text:span><text:span text:style-name="T37"> als Rückgabewert an die ACalcActivity </text:span><text:span text:style-name="T38">weiter, von der </text:span><text:span text:style-name="T37">sie aufgerufen </text:span><text:span text:style-name="T38">wurden.</text:span><text:span text:style-name="T37"> </text:span><text:span text:style-name="T38">D</text:span><text:span text:style-name="T37">ie A</text:span><text:span text:style-name="T42">C</text:span><text:span text:style-name="T37">al­cActivity-Unterklassen reichen das </text:span><text:span text:style-name="T38">Intent</text:span><text:span text:style-name="T37"> weiter an </text:span><text:span text:style-name="T38">die onResult-Methode</text:span><text:span text:style-name="T37"> des SIValueInput-Views, dessen „...“-Button gedrückt wurde (siehe Abschnitt </text:span><text:span text:style-name="T39">4</text:span><text:span text:style-name="T37">.3).</text:span></text:p>
      <text:p text:style-name="P7"/>
      <text:h text:style-name="P88" text:outline-level="2"><text:bookmark-start text:name="__RefHeading__233_137335624"/><text:soft-page-break/><text:span text:style-name="T47">4</text:span>.3<text:tab/><text:tab/><text:span text:style-name="T11">v</text:span>iews<text:bookmark-end text:name="__RefHeading__233_137335624"/></text:h>
      <text:p text:style-name="P70"><draw:frame draw:style-name="fr3" draw:name="Bild3" text:anchor-type="paragraph" svg:width="15.3cm" style:rel-width="90%" svg:height="9.88cm" style:rel-height="scale" draw:z-index="0"><draw:image xlink:href="../Grafiken/views.png" xlink:type="simple" xlink:show="embed" xlink:actuate="onLoad"/></draw:frame></text:p>
      <text:p text:style-name="P34">Die Klasse ChartView stellt grafisch ein zweidimensionales Koordinatensystem dar, welches in der MesasureSpeedActivity verwendet wird, um die Geschwindigkeit über die Zeit darzustellen. Dabei werden maximal die letzten 7 Punkte angezeigt, und die Anzeige passt sich dynamisch an den größten <text:span text:style-name="T58">und kleinsten</text:span> X- und Y-Werten an <text:span text:style-name="T46">(die Achsenstriche stellen also keine konstante, sondern eine, zu den anderen Punkten, relative Geschwindigkeit und Zeit dar)</text:span>.</text:p>
      <text:p text:style-name="P71"/>
      <text:p text:style-name="P35">Um in den Calc-Activities mit den physikalischen Größen zu interagieren, existieren in diesem Pa­ket die beiden Views SIValueOutput und SIValueInput. Für das Berechnungsergebnis ist das SIVa­lueOutput-<text:span text:style-name="T80">View</text:span> und für die beiden Berechnungseingabe<text:span text:style-name="T75">n</text:span> das SIValueInput-View zuständig.</text:p>
      <text:p text:style-name="P72"/>
      <text:p text:style-name="P80">Über die callback-Funktion erfährt die Calc-Activity, dass sich eine der beiden Eingabevariablen geändert hat, und die Ausgabe deshalb neu berechnet werden muss. <text:span text:style-name="T59">Der Typ dieser In­stanz­va­ri­ab­len ist nicht Function wie im Diagramm dargestellt, sondern Function1[Unit, Unit] (Ge­nerische Pa­rameter stehen in eckigen, nicht in spitzen Klammern), bzw. in Scala Funkti­ons-Syntax: Unit =&gt; Unit. Der Typ Unit sollte hierbei nicht missverstanden werden, es handelt sich nicht um eine physikalische Einheit (wie SIUnit), sondern eine von Scala vorgegebene Klasse, die isomorph zu dem Java-Schlüsselwort void verstanden werden kann. Es handelt sich also um eine Funktion ohne Parameter und ohne Rückgabewert, die nur mit Seiteneffekten arbeitet, so wie Ob­jekte die das Java-Interface Runnable implementieren.</text:span></text:p>
      <text:p text:style-name="P72"/>
      <text:p text:style-name="P36">SIValueOutput-Objekte enthalten unter anderem die interaktiven Android-Widgets EditText und Spinner. <text:span text:style-name="T60">Das EditText zeigt den Zahlenwert des SIValues an, und erlaubt diesen in der SIValueIn­put-Klasse zu bearbeiten. Für die Einheit des SIValue-Objektes ist analog dazu das Spinner-Wid­get zuständig, welches beim Ändern der Einheit den Zahlenwert entsprechend von der alten in die neue Einheit umrechnet.</text:span></text:p>
      <text:p text:style-name="P73"/>
      <text:p text:style-name="P37">Da die SIValueOutput-Klasse in sich ziemlich viel Funktionalität vereinigt <text:span text:style-name="T61">und mit vielen Objekten interagiert</text:span>, wird das SIValue-Objekt und die Interaktion damit (Wert ändern, Einheit ändern, <text:span text:style-name="T76">b</text:span>eides <text:soft-page-break/>ändern, EditText ändern, Spinner ändern, etc.) über die SIValueMediator-Klasse <text:span text:style-name="T61">gekapselt</text:span> <text:span text:style-name="T61">(siehe Mediator-Pattern, GoF:273)</text:span>.</text:p>
      <text:p text:style-name="P74"/>
      <text:p text:style-name="P44">Weil jede Calc-Activity Referenzen für zwei SIValueInput-Objekte besitzt, wird ein Mechanismus benötigt, um erkennen zu können, für welches der beiden Objekte ein Ergebnis über die onActivity­Result-Methode eingegangen ist (siehe Abschnitt 4.2). Dazu teilt das SIValueInput-Begleitobjekt SIValueInput$ diesen bei ihrer Erstellung eine eindeutige ID mit, die der aufzurufen­den Select-Acti­vity übergeben wird. Über diese <text:span text:style-name="T77">g</text:span>anzzahlige ID, welche der onActivityResult-Methode übergeben wird, kann das richtige SIValueInput-Objekt in der Map des Begleitobjektes gefunden werden (mit der apply-Methode).</text:p>
      <text:p text:style-name="P56"/>
      <text:h text:style-name="P86" text:outline-level="2"><text:bookmark-start text:name="__RefHeading__953_564455871"/><text:span text:style-name="T68">4</text:span><text:span text:style-name="T67">.4<text:tab/><text:tab/></text:span><text:span text:style-name="T69">u</text:span><text:span text:style-name="T67">til</text:span><text:bookmark-end text:name="__RefHeading__953_564455871"/></text:h>
      <text:p text:style-name="P75"><draw:frame draw:style-name="fr4" draw:name="Bild4" text:anchor-type="paragraph" svg:y="0.222cm" svg:width="17cm" style:rel-width="100%" svg:height="16.311cm" style:rel-height="scale" draw:z-index="5"><draw:image xlink:href="../Grafiken/util.png" xlink:type="simple" xlink:show="embed" xlink:actuate="onLoad"/></draw:frame></text:p>
      <text:p text:style-name="P38">Die Klasse Timer realisiert über einen zusätzlichen eigenen Thread die Funktionalität einer Stopp­uhr, die kontinuierlich während sie läuft über die callback-Funktion ihren aktuellen Anzeigewert der <text:soft-page-break/>Activity mitteilt. Eine Referenz auf die Activity wird dabei benötigt, um die callback-Methode nicht in­nerhalb des eigenen Threads auszuführen, sondern im Kontext der Activity, weil andere Threads nicht über die ausreichenden Berechtigungen verfügen, um die Widgets der Activity verändern zu dürfen.</text:p>
      <text:p text:style-name="P75"/>
      <text:p text:style-name="P82"><text:span text:style-name="T55">Das Objekt GPS$ bietet zum einen eine einfache Möglichkeit, Location-Objekte im Quelltext zu er­zeugen </text:span><text:span text:style-name="T56">(z.B.: </text:span><text:span text:style-name="T27">val</text:span><text:span text:style-name="T2"> </text:span><text:span text:style-name="T88">hh</text:span><text:span text:style-name="T2"> = GPS(</text:span><text:span text:style-name="T89">53.550556</text:span><text:span text:style-name="T2">, </text:span><text:span text:style-name="T89">9.993333</text:span><text:span text:style-name="T2">)</text:span><text:span text:style-name="T56">)</text:span><text:span text:style-name="T55">, und zum anderem besitzt sie die Factory-Methode start (siehe Factory Method Pattern, GoF:107</text:span><text:span text:style-name="T57">)</text:span><text:span text:style-name="T55">, welche ein Objekt des traits GPS$.Liste­ner erstellt. (Scala hat keine Interfaces, da­für aber Traits, die zusätzlich auch Instanzvariablen und Methoden­implementierungen enthalten kön­nen. Dadurch sind sie ziemlich ähnlich zu abstrakten Klassen, er­möglichen aber anders als diese Mehrfachvererbung.)</text:span></text:p>
      <text:p text:style-name="P76"/>
      <text:p text:style-name="P40">GPS$.Listener wird von der abstrakten Klasse GPSCommon und dessen Subklassen GPSManual und GPSFused realisiert. GPSCommon <text:span text:style-name="T62">generalisiert das Verhalten, das für beide Unterklassen identisch ist.</text:span></text:p>
      <text:p text:style-name="P77"/>
      <text:p text:style-name="P41">Mit GPSManual habe ich zunächst selbst den manuellen Zugriff über den Android LocationMana­ger auf das GPS Modul programmiert. Später bin ich mit der Klasse GPSFused auf den neueren Location Client des Google Play Services gewechselt, welcher die verschiedenen Sensoren des mobilen Gerätes (GPS, WiFi, Akkumulator, etc.) kombiniert, um genauere Location-Objekte zu er­zeugen. Welche der beiden Realisierungen des GPS$.Listener „Interfaces“ verwendet wird, ist im GPS$ Objekt transparent für die Anwendung festgelegt (transparent im Sinne von Information Hi­ding). Durch diese Architektur kann einfach die eine gegen die andere Realisierung ausgetauscht werden, da sich beide zur Anwendung hin identisch verhalten.</text:p>
      <text:p text:style-name="P77"/>
      <text:p text:style-name="P41">Mit der timing Variable, welche vom Benutzer in der Activity über ein <text:span text:style-name="T63">SeekBar</text:span>-Widget gesteuert werden kann, wird der minimale Zeitabstand zwischen zwei Location-Objekten <text:span text:style-name="T64">unverbindlich ein­gestellt.</text:span></text:p>
      <text:p text:style-name="P78"/>
      <text:p text:style-name="P42">Sowohl die MeasureDistanceActivity, als auch die MeasureSpeedActivity, bekommen von der sel­ben GPS$.Listener Klasse ihre Location-Objekte über die callback-Funktion. Sie <text:span text:style-name="T78">u</text:span>nterscheiden sich lediglich in der Auswertung und in der Darstellung der <text:span text:style-name="T64">Location-</text:span>Objekte. Die MeasureDistan­ceActivity berechnet die Distanz aus der aktuellen und der vorherigen Location und summiert diese <text:span text:style-name="T64">über den gesamten Messzeitraum </text:span>auf. MeasureSpeedActivity berechnet ebenso die Distanz, divi­diert diese jedoch durch die vergangene Zeit zwischen beiden Mess<text:span text:style-name="T90">punkten</text:span>, um die Geschwindig­keit zu berechnen. Statt die Geschwindigkeiten <text:span text:style-name="T64">lediglich </text:span>zu summieren, <text:span text:style-name="T78">werden</text:span> <text:span text:style-name="T64">diese noch durch die Anzahl der Messpunkte dividiert, um die</text:span> Durchschnitts<text:span text:style-name="T64">geschwindigkeit zu</text:span> berechne<text:span text:style-name="T64">n (ein Wechsel des Timings während einer Messung verfälscht das Messergebnis zugunsten der Mess­zeiträume mit einer höherer Messfrequenz)</text:span>.</text:p>
      <text:p text:style-name="P40"/>
      <text:p text:style-name="P39"/>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1" svg:font-family="Consolas" style:font-adornments="Standard"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language="de" fo:country="DE" officeooo:rsid="000bb69f" officeooo:paragraph-rsid="000bb69f" style:font-size-asian="8pt" style:font-size-complex="8pt"/>
    </style:style>
    <style:style style:name="MP2" style:family="paragraph" style:parent-style-name="Footer">
      <style:text-properties fo:font-size="8pt" fo:language="de" fo:country="DE" officeooo:rsid="000bb69f" officeooo:paragraph-rsid="000bb69f" style:font-size-asian="8pt" style:font-size-complex="8pt"/>
    </style:style>
    <style:style style:name="MT1" style:family="text">
      <style:text-properties fo:color="#000000" style:text-underline-style="none"/>
    </style:style>
    <style:style style:name="MT2" style:family="text">
      <style:text-properties officeooo:rsid="001b054a"/>
    </style:style>
    <style:style style:name="MT3" style:family="text">
      <style:text-properties style:use-window-font-color="true"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a xlink:type="simple" xlink:href="https://blackpinguin.de/"><text:span text:style-name="MT1">Robin Christopher Ladiges</text:span></text:a><text:tab/><text:span text:style-name="MT2">Mobile Systeme</text:span><text:tab/><text:span text:style-name="MT2">2014</text:span>-<text:span text:style-name="MT2">06</text:span>-<text:span text:style-name="MT2">29</text:span></text:p>
        <text:p text:style-name="MP1">Matrikel-Nr.: 1978865<text:tab/>„<text:span text:style-name="MT2">Sind wir schon da?“ Dokumentation</text:span><text:tab/></text:p>
      </style:header>
      <style:footer>
        <text:p text:style-name="MP2"><text:a xlink:type="simple" xlink:href="http://www.haw-hamburg.de/"><text:span text:style-name="MT3">Hochschule für Angewandte Wissenschaften Hamburg</text:span></text:a>, <text:a xlink:type="simple" xlink:href="http://www.haw-hamburg.de/nc/medientechnik.html"><text:span text:style-name="MT3">Department Medientechnik</text:span></text:a>, <text:a xlink:type="simple" xlink:href="http://www.haw-hamburg.de/medientechnik/studiengaenge/media-systems.html"><text:span text:style-name="MT3">Media Systems</text:span></text:a><text:tab/>Seite <text:page-number text:select-page="current">10</text:page-number> von <text:page-count>1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56M56S</meta:editing-duration>
    <meta:editing-cycles>160</meta:editing-cycles>
    <meta:generator>LibreOffice/4.2.1.1$Windows_x86 LibreOffice_project/d7dbbd7842e6a58b0f521599204e827654e1fb8b</meta:generator>
    <dc:date>2014-06-29T19:39:06.027000000</dc:date>
    <dc:creator>Robin Christopher Ladiges</dc:creator>
    <meta:document-statistic meta:table-count="0" meta:image-count="11" meta:object-count="0" meta:page-count="10" meta:paragraph-count="114" meta:word-count="2377" meta:character-count="17937" meta:non-whitespace-character-count="15584"/>
    <meta:user-defined meta:name="Info 1"/>
    <meta:user-defined meta:name="Info 2"/>
    <meta:user-defined meta:name="Info 3"/>
    <meta:user-defined meta:name="Info 4"/>
  </office:meta>
</office:document-meta>
</file>